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780000007F41EC7E6D88751B8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OpenSymbol" svg:font-family="OpenSymbol"/>
    <style:font-face style:name="Signet Roundhand ATT" svg:font-family="'Signet Roundhand ATT'"/>
    <style:font-face style:name="Verdana" svg:font-family="Verdana"/>
    <style:font-face style:name="Arial1" svg:font-family="Arial" style:font-family-generic="swiss"/>
    <style:font-face style:name="Inconsolata for Powerline" svg:font-family="'Inconsolata for Powerline'" style:font-pitch="fixed"/>
    <style:font-face style:name="Droid Sans Mono" svg:font-family="'Droid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2" fo:widows="2" fo:text-indent="0in" style:auto-text-indent="false" fo:break-before="auto" fo:break-after="auto" style:writing-mode="lr-tb">
        <style:tab-stops>
          <style:tab-stop style:position="2.9528in" style:type="center"/>
          <style:tab-stop style:position="5.9055in" style:type="right"/>
        </style:tab-stops>
      </style:paragraph-properties>
      <style:text-properties fo:language="es" fo:country="ES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language="es" fo:country="ES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>
        <style:tab-stops>
          <style:tab-stop style:position="2.9528in" style:type="center"/>
          <style:tab-stop style:position="5.9055in" style:type="right"/>
        </style:tab-stops>
      </style:paragraph-properties>
      <style:text-properties fo:language="es" fo:country="ES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>
        <style:tab-stops>
          <style:tab-stop style:position="3in" style:type="center"/>
          <style:tab-stop style:position="6in" style:type="right"/>
        </style:tab-stops>
      </style:paragraph-properties>
      <style:text-properties fo:color="#000000" style:text-line-through-style="none" style:text-line-through-type="none" style:font-name="Signet Roundhand ATT" fo:font-size="12pt" fo:language="es" fo:country="ES" fo:font-style="normal" style:text-underline-style="none" fo:font-weight="bold" style:font-name-asian="Signet Roundhand ATT" style:font-size-asian="12pt" style:font-style-asian="normal" style:font-weight-asian="bold" style:font-name-complex="Signet Roundhand ATT" style:font-size-complex="12pt" style:font-style-complex="normal" style:font-weight-complex="bold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2" fo:widows="2" fo:text-indent="0in" style:auto-text-indent="false" fo:break-before="auto" fo:break-after="auto" style:writing-mode="lr-tb">
        <style:tab-stops>
          <style:tab-stop style:position="2.9528in" style:type="center"/>
          <style:tab-stop style:position="5.9055in" style:type="right"/>
        </style:tab-stops>
      </style:paragraph-properties>
      <style:text-properties fo:color="#000000" style:text-line-through-style="none" style:text-line-through-type="none" style:font-name="Verdana" fo:font-size="11pt" fo:language="es" fo:country="ES" fo:font-style="normal" style:text-underline-style="none" fo:font-weight="bold" style:font-name-asian="Verdana" style:font-size-asian="11pt" style:font-style-asian="normal" style:font-weight-asian="bold" style:font-name-complex="Verdana" style:font-size-complex="11pt" style:font-style-complex="normal" style:font-weight-complex="bold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2" fo:widows="2" fo:text-indent="0in" style:auto-text-indent="false" fo:break-before="auto" fo:break-after="auto" style:writing-mode="lr-tb">
        <style:tab-stops>
          <style:tab-stop style:position="2.9528in" style:type="center"/>
          <style:tab-stop style:position="5.9055in" style:type="right"/>
        </style:tab-stops>
      </style:paragraph-properties>
      <style:text-properties fo:color="#000000" style:text-line-through-style="none" style:text-line-through-type="none" style:font-name="Verdana" fo:font-size="11pt" fo:language="es" fo:country="ES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>
        <style:tab-stops>
          <style:tab-stop style:position="2.9528in" style:type="center"/>
          <style:tab-stop style:position="5.9055in" style:type="right"/>
        </style:tab-stops>
      </style:paragraph-properties>
      <style:text-properties fo:color="#000000" style:text-line-through-style="none" style:text-line-through-type="none" style:font-name="Arial" fo:font-size="11pt" fo:language="es" fo:country="ES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.0043in" fo:margin-bottom="0in" loext:contextual-spacing="false" fo:line-height="100%" fo:text-align="justify" style:justify-single-word="false" fo:orphans="2" fo:widows="2" fo:text-indent="0in" style:auto-text-indent="false" fo:break-before="auto" fo:break-after="auto" style:writing-mode="lr-tb"/>
      <style:text-properties fo:language="es" fo:country="ES"/>
    </style:style>
    <style:style style:name="P9" style:family="paragraph" style:parent-style-name="Standard">
      <style:paragraph-properties fo:margin-left="0.0161in" fo:margin-right="0in" fo:margin-top="0in" fo:margin-bottom="0in" loext:contextual-spacing="false" fo:line-height="100%" fo:text-align="justify" style:justify-single-word="false" fo:orphans="2" fo:widows="2" fo:text-indent="0in" style:auto-text-indent="false" style:writing-mode="lr-tb">
        <style:tab-stops>
          <style:tab-stop style:position="0.048in"/>
        </style:tab-stops>
      </style:paragraph-properties>
      <style:text-properties fo:font-size="10pt" fo:language="es" fo:country="ES" style:font-size-asian="10pt" style:font-size-complex="10pt"/>
    </style:style>
    <style:style style:name="P10" style:family="paragraph" style:parent-style-name="Standard">
      <style:paragraph-properties fo:margin-left="0.0161in" fo:margin-right="0in" fo:margin-top="0in" fo:margin-bottom="0in" loext:contextual-spacing="false" fo:line-height="100%" fo:text-align="justify" style:justify-single-word="false" fo:orphans="2" fo:widows="2" fo:text-indent="0in" style:auto-text-indent="false" style:writing-mode="lr-tb">
        <style:tab-stops>
          <style:tab-stop style:position="0.048in"/>
        </style:tab-stops>
      </style:paragraph-properties>
      <style:text-properties fo:font-size="10pt" fo:language="es" fo:country="ES" officeooo:rsid="000430eb" officeooo:paragraph-rsid="000430eb" style:font-size-asian="10pt" style:font-size-complex="10pt"/>
    </style:style>
    <style:style style:name="P11" style:family="paragraph" style:parent-style-name="Heading_20_3">
      <style:text-properties fo:language="es" fo:country="ES"/>
    </style:style>
    <style:style style:name="P12" style:family="paragraph" style:parent-style-name="Standard" style:master-page-name="Standard">
      <style:paragraph-properties fo:margin-left="0in" fo:margin-right="0in" fo:margin-top="0in" fo:margin-bottom="0.139in" loext:contextual-spacing="false" fo:line-height="115%" fo:text-align="start" style:justify-single-word="false" fo:text-indent="0in" style:auto-text-indent="false" style:page-number="auto" fo:break-before="auto" fo:break-after="auto" style:writing-mode="lr-tb"/>
      <style:text-properties fo:language="es" fo:country="ES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style:writing-mode="lr-tb">
        <style:tab-stops>
          <style:tab-stop style:position="0.048in"/>
        </style:tab-stops>
      </style:paragraph-properties>
      <style:text-properties style:font-name="Arial1" fo:font-size="10pt" fo:language="es" fo:country="ES" officeooo:rsid="00084769" officeooo:paragraph-rsid="00084769" style:font-size-asian="10pt" style:font-size-complex="10pt"/>
    </style:style>
    <style:style style:name="P14" style:family="paragraph" style:parent-style-name="Standard" style:list-style-name="L2"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style:writing-mode="lr-tb">
        <style:tab-stops>
          <style:tab-stop style:position="0.048in"/>
        </style:tab-stops>
      </style:paragraph-properties>
      <style:text-properties style:font-name="Arial1" fo:font-size="10pt" fo:language="es" fo:country="ES" officeooo:rsid="00084769" officeooo:paragraph-rsid="00084769" style:font-size-asian="10pt" style:font-size-complex="10pt"/>
    </style:style>
    <style:style style:name="P15" style:family="paragraph" style:parent-style-name="Standard" style:master-page-name="Standard">
      <style:paragraph-properties fo:margin-left="0in" fo:margin-right="0in" fo:margin-top="0.0043in" fo:margin-bottom="0in" loext:contextual-spacing="false" fo:line-height="100%" fo:text-align="justify" style:justify-single-word="false" fo:orphans="2" fo:widows="2" fo:text-indent="0in" style:auto-text-indent="false" style:page-number="auto" fo:break-before="auto" fo:break-after="auto" style:writing-mode="lr-tb"/>
      <style:text-properties style:font-name="Arial" fo:font-size="10pt" fo:language="es" fo:country="ES" fo:font-style="italic" style:text-underline-style="solid" style:text-underline-width="auto" style:text-underline-color="font-color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P16" style:family="paragraph" style:parent-style-name="Standard">
      <style:paragraph-properties fo:margin-left="0in" fo:margin-right="0in" fo:margin-top="0.0043in" fo:margin-bottom="0in" loext:contextual-spacing="false" fo:line-height="100%" fo:text-align="justify" style:justify-single-word="false" fo:orphans="2" fo:widows="2" fo:text-indent="0in" style:auto-text-indent="false" fo:break-before="auto" fo:break-after="auto" style:writing-mode="lr-tb"/>
      <style:text-properties fo:language="es" fo:country="ES"/>
    </style:style>
    <style:style style:name="P17" style:family="paragraph" style:parent-style-name="Standard">
      <style:paragraph-properties fo:margin-left="0.0161in" fo:margin-right="0in" fo:margin-top="0in" fo:margin-bottom="0in" loext:contextual-spacing="false" fo:line-height="100%" fo:text-align="justify" style:justify-single-word="false" fo:orphans="2" fo:widows="2" fo:text-indent="0in" style:auto-text-indent="false" style:writing-mode="lr-tb">
        <style:tab-stops>
          <style:tab-stop style:position="0.048in"/>
        </style:tab-stops>
      </style:paragraph-properties>
      <style:text-properties style:font-name="Arial" fo:font-size="10pt" fo:language="es" fo:country="ES" officeooo:rsid="000430eb" officeooo:paragraph-rsid="000430eb" style:font-size-asian="10pt" style:font-size-complex="10pt"/>
    </style:style>
    <style:style style:name="P18" style:family="paragraph" style:parent-style-name="Standard">
      <style:paragraph-properties fo:margin-left="0.0161in" fo:margin-right="0in" fo:margin-top="0in" fo:margin-bottom="0in" loext:contextual-spacing="false" fo:line-height="100%" fo:text-align="justify" style:justify-single-word="false" fo:orphans="2" fo:widows="2" fo:text-indent="0in" style:auto-text-indent="false" style:writing-mode="lr-tb">
        <style:tab-stops>
          <style:tab-stop style:position="0.048in"/>
        </style:tab-stops>
      </style:paragraph-properties>
      <style:text-properties fo:font-size="10pt" fo:language="es" fo:country="ES" officeooo:paragraph-rsid="00084769" style:font-size-asian="10pt" style:font-size-complex="10pt"/>
    </style:style>
    <style:style style:name="P19" style:family="paragraph" style:parent-style-name="Standard">
      <style:paragraph-properties fo:margin-left="0.0161in" fo:margin-right="0in" fo:margin-top="0in" fo:margin-bottom="0in" loext:contextual-spacing="false" fo:line-height="100%" fo:text-align="center" style:justify-single-word="false" fo:orphans="2" fo:widows="2" fo:text-indent="0in" style:auto-text-indent="false" style:writing-mode="lr-tb">
        <style:tab-stops>
          <style:tab-stop style:position="0.048in"/>
        </style:tab-stops>
      </style:paragraph-properties>
      <style:text-properties fo:font-size="10pt" fo:language="es" fo:country="ES" style:font-size-asian="10pt" style:font-size-complex="10pt"/>
    </style:style>
    <style:style style:name="P20" style:family="paragraph" style:parent-style-name="Standard" style:list-style-name="L1">
      <style:paragraph-properties fo:margin-left="0.5in" fo:margin-right="0in" fo:margin-top="0in" fo:margin-bottom="0in" loext:contextual-spacing="false" fo:line-height="100%" fo:text-align="justify" style:justify-single-word="false" fo:orphans="2" fo:widows="2" fo:text-indent="0in" style:auto-text-indent="false" style:writing-mode="lr-tb">
        <style:tab-stops>
          <style:tab-stop style:position="0.048in"/>
        </style:tab-stops>
      </style:paragraph-properties>
      <style:text-properties style:font-name="Arial" fo:font-size="10pt" fo:language="es" fo:country="ES" officeooo:rsid="000430eb" officeooo:paragraph-rsid="000430eb" style:font-size-asian="10pt" style:font-size-complex="10pt"/>
    </style:style>
    <style:style style:name="P21" style:family="paragraph" style:parent-style-name="Standard" style:list-style-name="L1">
      <style:paragraph-properties fo:margin-left="0.5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>
        <style:tab-stops>
          <style:tab-stop style:position="0.048in"/>
        </style:tab-stops>
      </style:paragraph-properties>
      <style:text-properties style:font-name="Arial" fo:font-size="10pt" fo:language="es" fo:country="ES" officeooo:rsid="000430eb" officeooo:paragraph-rsid="000430eb" style:font-size-asian="10pt" style:font-size-complex="10pt"/>
    </style:style>
    <style:style style:name="P22" style:family="paragraph" style:parent-style-name="Standard" style:list-style-name="L1">
      <style:paragraph-properties fo:margin-left="0.5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>
        <style:tab-stops>
          <style:tab-stop style:position="0.048in"/>
        </style:tab-stops>
      </style:paragraph-properties>
      <style:text-properties style:font-name="Arial" fo:font-size="10pt" fo:language="es" fo:country="ES" officeooo:rsid="00061814" officeooo:paragraph-rsid="00061814" style:font-size-asian="10pt" style:font-size-complex="10pt"/>
    </style:style>
    <style:style style:name="P23" style:family="paragraph" style:parent-style-name="Standard" style:list-style-name="L1">
      <style:paragraph-properties fo:margin-left="0.5in" fo:margin-right="0in" fo:margin-top="0in" fo:margin-bottom="0in" loext:contextual-spacing="false" fo:line-height="100%" fo:text-align="center" style:justify-single-word="false" fo:orphans="2" fo:widows="2" fo:text-indent="0in" style:auto-text-indent="false" style:writing-mode="lr-tb">
        <style:tab-stops>
          <style:tab-stop style:position="0.048in"/>
        </style:tab-stops>
      </style:paragraph-properties>
      <style:text-properties style:font-name="Inconsolata for Powerline" fo:font-size="10pt" fo:language="es" fo:country="ES" officeooo:rsid="000430eb" officeooo:paragraph-rsid="000430eb" style:font-size-asian="10pt" style:font-size-complex="10pt"/>
    </style:style>
    <style:style style:name="P24" style:family="paragraph" style:parent-style-name="Standard" style:list-style-name="L1">
      <style:paragraph-properties fo:margin-left="0.5in" fo:margin-right="0in" fo:margin-top="0in" fo:margin-bottom="0in" loext:contextual-spacing="false" fo:line-height="100%" fo:text-align="center" style:justify-single-word="false" fo:orphans="2" fo:widows="2" fo:text-indent="0in" style:auto-text-indent="false" style:writing-mode="lr-tb">
        <style:tab-stops>
          <style:tab-stop style:position="0.048in"/>
        </style:tab-stops>
      </style:paragraph-properties>
      <style:text-properties style:font-name="Inconsolata for Powerline" fo:font-size="10pt" fo:language="es" fo:country="ES" officeooo:rsid="00061814" officeooo:paragraph-rsid="00061814" style:font-size-asian="10pt" style:font-size-complex="10pt"/>
    </style:style>
    <style:style style:name="P25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orphans="2" fo:widows="2" fo:text-indent="0in" style:auto-text-indent="false" style:writing-mode="lr-tb">
        <style:tab-stops>
          <style:tab-stop style:position="0.048in"/>
        </style:tab-stops>
      </style:paragraph-properties>
      <style:text-properties style:font-name="Inconsolata for Powerline" fo:font-size="10pt" fo:language="es" fo:country="ES" officeooo:rsid="00084769" officeooo:paragraph-rsid="00084769" style:font-size-asian="10pt" style:font-size-complex="10pt"/>
    </style:style>
    <style:style style:name="P26" style:family="paragraph" style:parent-style-name="Standard" style:list-style-name="L1">
      <style:paragraph-properties fo:margin-left="0.5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>
        <style:tab-stops>
          <style:tab-stop style:position="0.048in"/>
        </style:tab-stops>
      </style:paragraph-properties>
      <style:text-properties style:font-name="Arial1" fo:font-size="10pt" fo:language="es" fo:country="ES" officeooo:rsid="00061814" officeooo:paragraph-rsid="00061814" style:font-size-asian="10pt" style:font-size-complex="10pt"/>
    </style:style>
    <style:style style:name="P27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orphans="2" fo:widows="2" fo:text-indent="0in" style:auto-text-indent="false" style:writing-mode="lr-tb">
        <style:tab-stops>
          <style:tab-stop style:position="0.048in"/>
        </style:tab-stops>
      </style:paragraph-properties>
      <style:text-properties officeooo:paragraph-rsid="000c7b85"/>
    </style:style>
    <style:style style:name="P28" style:family="paragraph" style:parent-style-name="Standard" style:list-style-name="L1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>
        <style:tab-stops>
          <style:tab-stop style:position="0.048in"/>
        </style:tab-stops>
      </style:paragraph-properties>
      <style:text-properties style:font-name="Arial" fo:font-size="10pt" fo:language="es" fo:country="ES" officeooo:rsid="00061814" officeooo:paragraph-rsid="00061814" style:font-size-asian="10pt" style:font-size-complex="10pt"/>
    </style:style>
    <style:style style:name="P29" style:family="paragraph" style:parent-style-name="Standard" style:list-style-name="L2">
      <style:paragraph-properties fo:margin-top="0in" fo:margin-bottom="0in" loext:contextual-spacing="false" fo:line-height="100%" fo:text-align="justify" style:justify-single-word="false" fo:orphans="2" fo:widows="2" style:writing-mode="lr-tb">
        <style:tab-stops>
          <style:tab-stop style:position="0.048in"/>
        </style:tab-stops>
      </style:paragraph-properties>
      <style:text-properties style:font-name="Arial1" fo:font-size="10pt" fo:language="es" fo:country="ES" officeooo:rsid="000a08b7" officeooo:paragraph-rsid="000a08b7" style:font-size-asian="10pt" style:font-size-complex="10pt"/>
    </style:style>
    <style:style style:name="P30" style:family="paragraph" style:parent-style-name="Standard">
      <style:paragraph-properties fo:margin-top="0in" fo:margin-bottom="0in" loext:contextual-spacing="false" fo:line-height="100%" fo:text-align="justify" style:justify-single-word="false" fo:orphans="2" fo:widows="2" style:writing-mode="lr-tb">
        <style:tab-stops>
          <style:tab-stop style:position="0.048in"/>
        </style:tab-stops>
      </style:paragraph-properties>
      <style:text-properties style:font-name="Arial1" fo:font-size="10pt" fo:language="es" fo:country="ES" officeooo:rsid="000a08b7" officeooo:paragraph-rsid="000a08b7" style:font-size-asian="10pt" style:font-size-complex="10pt"/>
    </style:style>
    <style:style style:name="P31" style:family="paragraph" style:parent-style-name="Standard" style:list-style-name="L3">
      <style:paragraph-properties fo:margin-top="0in" fo:margin-bottom="0in" loext:contextual-spacing="false" fo:line-height="100%" fo:text-align="justify" style:justify-single-word="false" fo:orphans="2" fo:widows="2" style:writing-mode="lr-tb">
        <style:tab-stops>
          <style:tab-stop style:position="0.048in"/>
        </style:tab-stops>
      </style:paragraph-properties>
      <style:text-properties style:font-name="Arial1" fo:font-size="10pt" fo:language="es" fo:country="ES" officeooo:rsid="000a08b7" officeooo:paragraph-rsid="000a08b7" style:font-size-asian="10pt" style:font-size-complex="10pt"/>
    </style:style>
    <style:style style:name="T1" style:family="text">
      <style:text-properties officeooo:rsid="000430eb"/>
    </style:style>
    <style:style style:name="T2" style:family="text">
      <style:text-properties style:font-name="Arial"/>
    </style:style>
    <style:style style:name="T3" style:family="text">
      <style:text-properties style:font-name="Arial" fo:font-size="10pt" fo:font-style="italic" style:text-underline-style="solid" style:text-underline-width="auto" style:text-underline-color="font-color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T4" style:family="text">
      <style:text-properties style:font-name="Arial" fo:font-size="10pt" fo:font-style="italic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T5" style:family="text"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officeooo:rsid="0004531e"/>
    </style:style>
    <style:style style:name="T8" style:family="text">
      <style:text-properties style:font-name="Arial" officeooo:rsid="00049b8e"/>
    </style:style>
    <style:style style:name="T9" style:family="tex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language="es" fo:country="ES"/>
    </style:style>
    <style:style style:name="T12" style:family="text">
      <style:text-properties style:font-name="Inconsolata for Powerline"/>
    </style:style>
    <style:style style:name="T13" style:family="text">
      <style:text-properties style:font-name="Inconsolata for Powerline" officeooo:rsid="000430eb"/>
    </style:style>
    <style:style style:name="T14" style:family="text">
      <style:text-properties officeooo:rsid="00061814"/>
    </style:style>
    <style:style style:name="T15" style:family="text">
      <style:text-properties officeooo:rsid="00069d02"/>
    </style:style>
    <style:style style:name="T16" style:family="text">
      <style:text-properties officeooo:rsid="00084769"/>
    </style:style>
    <style:style style:name="T17" style:family="text">
      <style:text-properties style:font-name="Inconsolata for Powerline" fo:font-size="10pt" fo:language="es" fo:country="ES" officeooo:rsid="00084769" style:font-size-asian="10pt" style:font-size-complex="10pt"/>
    </style:style>
    <style:style style:name="T18" style:family="text">
      <style:text-properties style:font-name="Inconsolata for Powerline" fo:font-size="10pt" fo:language="es" fo:country="ES" officeooo:rsid="000c7b85" style:font-size-asian="10pt" style:font-size-complex="10pt"/>
    </style:style>
    <style:style style:name="T19" style:family="text">
      <style:text-properties style:font-name="Inconsolata for Powerline" officeooo:rsid="00084769"/>
    </style:style>
    <style:style style:name="T20" style:family="text">
      <style:text-properties officeooo:rsid="000a08b7"/>
    </style:style>
    <style:style style:name="T21" style:family="text">
      <style:text-properties officeooo:rsid="000b0c69"/>
    </style:style>
    <style:style style:name="T22" style:family="text">
      <style:text-properties officeooo:rsid="000d119a"/>
    </style:style>
    <style:style style:name="fr1" style:family="graphic" style:parent-style-name="Graphics">
      <style:graphic-properties fo:margin-left="0.1252in" fo:margin-right="0.1252in" style:vertical-pos="top" style:vertical-rel="baseline" fo:background-color="#ffffff" style:background-transparency="0%" draw:fill="solid" draw:fill-color="#ffffff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Normas Generales</text:p>
      <text:p text:style-name="P8"><text:span text:style-name="T5">Numere las hojas entregadas. </text:span><text:span text:style-name="T6">Lea detenidamente cada pregunta y consulte las dudas de interpretación que pudiesen surgir. </text:span><text:span text:style-name="T5">Complete en la primera hoja la cantidad total de hojas entregadas.</text:span></text:p>
      <text:p text:style-name="P8"><text:span text:style-name="T5">Realice este parcial en lápiz, o con tinta color azul o negro. </text:span><text:span text:style-name="T4">Por favor </text:span><text:span text:style-name="T9">NO</text:span><text:span text:style-name="T3"> utilice rojo ni verde</text:span><text:span text:style-name="T5">. </text:span></text:p>
      <text:p text:style-name="P8"><text:span text:style-name="T10">I</text:span><text:span text:style-name="T5">dentificar cada hoja con: Nombre, Apellido, Legajo. </text:span></text:p>
      <text:p text:style-name="P8"><text:span text:style-name="T4">Por favor entregar esta hoja y las restantes del tema junto al examen.</text:span></text:p>
      <text:p text:style-name="Heading_20_3"><text:span text:style-name="T11">Parte </text:span>teórica</text:p>
      <text:p text:style-name="P18">1. <text:span text:style-name="T16">En una carpeta se ejecutó el comando “</text:span><text:span text:style-name="T19">ls /dev | grep sda</text:span><text:span text:style-name="T16">” dando el siguiente resultado:</text:span></text:p>
      <text:p text:style-name="P27"><text:span text:style-name="T18">usuario@compu</text:span><text:span text:style-name="T18"> ~: <text:s/></text:span><text:span text:style-name="T17">ls /dev | grep sda</text:span></text:p>
      <text:p text:style-name="P25">brw-rw---- <text:s/>1 root disk <text:s text:c="7"/>8, <text:s text:c="2"/>0 Nov 27 22:21 sda</text:p>
      <text:p text:style-name="P25">brw-rw---- <text:s/>1 root disk <text:s text:c="7"/>8, <text:s text:c="2"/>1 Nov 27 22:21 sda1</text:p>
      <text:p text:style-name="P25">brw-rw---- <text:s/>1 root disk <text:s text:c="7"/>8, <text:s text:c="2"/>2 Nov 27 22:21 sda2</text:p>
      <text:p text:style-name="P13"/>
      <text:list xml:id="list76937318782495201" text:style-name="L2">
        <text:list-item>
          <text:p text:style-name="P14">Exprese en formato octal los permisos que tiene el archivo “sda1”. </text:p>
        </text:list-item>
        <text:list-item>
          <text:p text:style-name="P14">¿A qué grupo debería agregar<text:span text:style-name="T22">me</text:span> <text:span text:style-name="T22">(soy </text:span>usuario<text:span text:style-name="T22">)</text:span> para tener permisos de escritura a los archivos?</text:p>
          <text:p text:style-name="P14"><text:span text:style-name="T20">2. <text:s/></text:span>Exprese <text:span text:style-name="T20">los siguientes números en binario de 8 bits complemento a 2:</text:span></text:p>
        </text:list-item>
        <text:list-item text:start-value="1">
          <text:p text:style-name="P29">127</text:p>
        </text:list-item>
        <text:list-item>
          <text:p text:style-name="P29">-24</text:p>
        </text:list-item>
      </text:list>
      <text:p text:style-name="P30">3. Exprese los siguientes números binarios sin signo como hexadecimal, octal, y decimal:</text:p>
      <text:list xml:id="list1993268867142427518" text:style-name="L3">
        <text:list-item>
          <text:p text:style-name="P31">10010101</text:p>
        </text:list-item>
        <text:list-item>
          <text:p text:style-name="P31">01100110</text:p>
        </text:list-item>
        <text:list-item>
          <text:p text:style-name="P31">01010110</text:p>
        </text:list-item>
        <text:list-item>
          <text:p text:style-name="P31">00110111</text:p>
        </text:list-item>
      </text:list>
      <text:p text:style-name="P11">Parte Práctica</text:p>
      <text:p text:style-name="P9">1) <text:span text:style-name="T1">Como parte de una nueva doctrina de Estado, se decide comenzar a interceptar y censurar los mensajes enviados por los subversivos al Nuevo Régimen, para ésto le han encomendado la tarea de desarrollar un programa en C que reciba por línea de comandos una serie de archivos, una palabra a censurar, y su reemplazo. Por ejemplo:</text:span></text:p>
      <text:p text:style-name="P19"><text:span text:style-name="T12">./</text:span><text:span text:style-name="T13">justicia archivo1.txt archivo2.txt archivo3.txt hola chau</text:span></text:p>
      <text:p text:style-name="P10">Deberá reemplazar en los archivos <text:span text:style-name="T12">archivo1.txt, archivo2.txt </text:span><text:span text:style-name="T2">y</text:span><text:span text:style-name="T12"> archivo3.txt </text:span><text:span text:style-name="T2">todas las ocurrencias de la palabra “hola” por la palabra “</text:span><text:span text:style-name="T7">chau</text:span><text:span text:style-name="T2">”. Tenga en cuenta que las palabras </text:span><text:span text:style-name="T8">tendrán siempre el mismo</text:span><text:span text:style-name="T2"> largo, y la cantidad de archivos puede ser variable.</text:span></text:p>
      <text:p text:style-name="P17">Se pide:</text:p>
      <text:list xml:id="list3549271798471123183" text:style-name="L1">
        <text:list-item>
          <text:p text:style-name="P20">Escribir una función que busque todas las ocurrencias de una <text:span text:style-name="T14">string en otra, y las reemplace por una tercera. Prototipo:</text:span></text:p>
          <text:p text:style-name="P24">int reemplazo(char *str, char *busqueda, char *reemplazo);</text:p>
          <text:p text:style-name="P26">Busca todas las ocurrencias de “busqueda” en “str”, y las reemplaza con “reemplazo”. Devuelve cantidad de reemplazos, 0 si no se encontró ninguna ocurrencia, -1 si “busqueda” es más largo que “str”, o -2 si “reemplazo” y “busqueda” tienen distintos largos.</text:p>
        </text:list-item>
        <text:list-item>
          <text:p text:style-name="P20">Realizar una función que reciba como parámetros el nombre del archivo original, el nombre del archivo de salida censurado, y la palabra a reemplazar con su reemplazo, y se ocupe de abrir los archivos, y llamar a la función antes realizada. Prototipo:</text:p>
          <text:p text:style-name="P23">int mejorararchivos(char *<text:span text:style-name="T14">arch</text:span>original, char *<text:span text:style-name="T14">arch</text:span>salida,<text:span text:style-name="T14"> </text:span>char *s1, char *s2);</text:p>
          <text:p text:style-name="P21">Deberá abrir el archivo de path “original” como lectura, el archivo “salida” como escritura, y llamar a la anterior función con parámetros s1 <text:span text:style-name="T15">(string a reemplazar)</text:span>, <text:s/>s2 <text:span text:style-name="T15">(string de reemplazo)</text:span>.</text:p>
        </text:list-item>
        <text:list-item>
          <text:p text:style-name="P22">Realizar la función main del programa, que recibirá por sus argumentos los archivos a procesar, con las palabras a reemplazar, y deberá imprimir por pantalla la cantidad de reemplazos que hubo por archivo. <text:span text:style-name="T15">Los archivos de salida tendrán el mismo nombre, pero con la extensión concatenada “.liberado”. Por ejemplo, el archivo “archivo1.txt” tendrá como salida procesada el nombre “archivo1.txt.liberado”.</text:span></text:p>
          <text:p text:style-name="P28">Tenga en cuenta que no deberá imprimir a pantalla desde las funciones realizadas, ya que luego serán incluídas en una librería que usará el Ministerio. <text:span text:style-name="T21">Puede utilizar las funciones de la librería estándar de C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OpenSymbol" svg:font-family="OpenSymbol"/>
    <style:font-face style:name="Signet Roundhand ATT" svg:font-family="'Signet Roundhand ATT'"/>
    <style:font-face style:name="Verdana" svg:font-family="Verdana"/>
    <style:font-face style:name="Arial1" svg:font-family="Arial" style:font-family-generic="swiss"/>
    <style:font-face style:name="Inconsolata for Powerline" svg:font-family="'Inconsolata for Powerline'" style:font-pitch="fixed"/>
    <style:font-face style:name="Droid Sans Mono" svg:font-family="'Droid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s" fo:country="E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s" fo:country="E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_20_1" style:display-name="Heading 1" style:family="paragraph" style:parent-style-name="Standard" style:class="text">
      <style:paragraph-properties fo:margin-top="0.3335in" fo:margin-bottom="0.0835in" loext:contextual-spacing="false" fo:line-height="115%" fo:keep-together="always" fo:break-before="auto" fo:break-after="auto" fo:keep-with-next="always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loext:contextual-spacing="false" fo:line-height="115%" fo:keep-together="always" fo:break-before="auto" fo:break-after="auto" fo:keep-with-next="always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loext:contextual-spacing="false" fo:line-height="115%" fo:keep-together="always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loext:contextual-spacing="false" fo:line-height="115%" fo:keep-together="always" fo:break-before="auto" fo:break-after="auto" fo:keep-with-next="always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 loext:contextual-spacing="false" fo:line-height="115%" fo:keep-together="always" fo:break-before="auto" fo:break-after="auto" fo:keep-with-next="always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loext:contextual-spacing="false" fo:line-height="115%" fo:keep-together="always" fo:break-before="auto" fo:break-after="auto" fo:keep-with-next="always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loext:contextual-spacing="false" fo:line-height="115%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loext:contextual-spacing="false" fo:line-height="115%" fo:keep-together="always" fo:break-before="auto" fo:break-after="auto" fo:keep-with-next="always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efault_20_Paragraph_20_Font" style:display-name="Default Paragraph Font" style:family="text"/>
    <style:style style:name="List1Level2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List1Level3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List1Level4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List1Level5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List1Level6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List1Level7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List1Level8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1Level0" style:family="text"/>
    <style:style style:name="List1Level1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prefix=" " style:num-suffix="." style:num-format="1">
        <style:list-level-properties text:space-before="0.25in"/>
      </text:list-level-style-number>
      <text:list-level-style-number text:level="2" text:style-name="List1Level1" style:num-prefix=" " style:num-suffix=")" style:num-format="a">
        <style:list-level-properties text:space-before="0.75in"/>
      </text:list-level-style-number>
      <text:list-level-style-bullet text:level="3" text:style-name="List1Level2" text:bullet-char="●">
        <style:list-level-properties text:space-before="1.3752in"/>
        <style:text-properties style:font-name="Arial"/>
      </text:list-level-style-bullet>
      <text:list-level-style-bullet text:level="4" text:style-name="List1Level3" text:bullet-char="●">
        <style:list-level-properties text:space-before="1.75in"/>
        <style:text-properties style:font-name="Arial"/>
      </text:list-level-style-bullet>
      <text:list-level-style-bullet text:level="5" text:style-name="List1Level4" text:bullet-char="●">
        <style:list-level-properties text:space-before="2.25in"/>
        <style:text-properties style:font-name="Arial"/>
      </text:list-level-style-bullet>
      <text:list-level-style-bullet text:level="6" text:style-name="List1Level5" text:bullet-char="●">
        <style:list-level-properties text:space-before="2.8752in"/>
        <style:text-properties style:font-name="Arial"/>
      </text:list-level-style-bullet>
      <text:list-level-style-bullet text:level="7" text:style-name="List1Level6" text:bullet-char="●">
        <style:list-level-properties text:space-before="3.25in"/>
        <style:text-properties style:font-name="Arial"/>
      </text:list-level-style-bullet>
      <text:list-level-style-bullet text:level="8" text:style-name="List1Level7" text:bullet-char="●">
        <style:list-level-properties text:space-before="3.75in"/>
        <style:text-properties style:font-name="Arial"/>
      </text:list-level-style-bullet>
      <text:list-level-style-bullet text:level="9" text:style-name="List1Level8" text:bullet-char="●">
        <style:list-level-properties text:space-before="4.37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</text:list-level-style-bullet>
      <text:list-level-style-bullet text:level="2" text:style-name="List2Level1" text:bullet-char="○">
        <style:list-level-properties text:space-before="0.75in" text:min-label-width="0.25in"/>
      </text:list-level-style-bullet>
      <text:list-level-style-bullet text:level="3" text:style-name="List2Level2" text:bullet-char="■">
        <style:list-level-properties text:space-before="1.3748in" text:min-label-width="0.1252in"/>
      </text:list-level-style-bullet>
      <text:list-level-style-bullet text:level="4" text:style-name="List2Level3" text:bullet-char="●">
        <style:list-level-properties text:space-before="1.75in" text:min-label-width="0.25in"/>
      </text:list-level-style-bullet>
      <text:list-level-style-bullet text:level="5" text:style-name="List2Level4" text:bullet-char="○">
        <style:list-level-properties text:space-before="2.25in" text:min-label-width="0.25in"/>
      </text:list-level-style-bullet>
      <text:list-level-style-bullet text:level="6" text:style-name="List2Level5" text:bullet-char="■">
        <style:list-level-properties text:space-before="2.8748in" text:min-label-width="0.1252in"/>
      </text:list-level-style-bullet>
      <text:list-level-style-bullet text:level="7" text:style-name="List2Level6" text:bullet-char="●">
        <style:list-level-properties text:space-before="3.25in" text:min-label-width="0.25in"/>
      </text:list-level-style-bullet>
      <text:list-level-style-bullet text:level="8" text:style-name="List2Level7" text:bullet-char="○">
        <style:list-level-properties text:space-before="3.75in" text:min-label-width="0.25in"/>
      </text:list-level-style-bullet>
      <text:list-level-style-bullet text:level="9" text:style-name="List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6799in" fo:margin-left="0in" table:align="left" style:writing-mode="lr-tb"/>
    </style:style>
    <style:style style:name="Table3.A" style:family="table-column">
      <style:table-column-properties style:column-width="0.8528in"/>
    </style:style>
    <style:style style:name="Table3.B" style:family="table-column">
      <style:table-column-properties style:column-width="3.7569in"/>
    </style:style>
    <style:style style:name="Table3.C" style:family="table-column">
      <style:table-column-properties style:column-width="2.0701in"/>
    </style:style>
    <style:style style:name="Table3.A1" style:family="table-cell">
      <style:table-cell-properties style:vertical-align="top" fo:background-color="#ffffff" fo:padding="0in" fo:border-left="0.25pt solid #000000" fo:border-right="0.25pt solid #000000" fo:border-top="0.25pt solid #000000" fo:border-bottom="0.5pt solid #000000">
        <style:background-image/>
      </style:table-cell-properties>
    </style:style>
    <style:style style:name="Table4" style:family="table">
      <style:table-properties style:width="6.6979in" fo:margin-left="0in" table:align="left" style:writing-mode="lr-tb"/>
    </style:style>
    <style:style style:name="Table4.A" style:family="table-column">
      <style:table-column-properties style:column-width="4.1354in"/>
    </style:style>
    <style:style style:name="Table4.B" style:family="table-column">
      <style:table-column-properties style:column-width="1.4271in"/>
    </style:style>
    <style:style style:name="Table4.C" style:family="table-column">
      <style:table-column-properties style:column-width="1.1354in"/>
    </style:style>
    <style:style style:name="Table4.A1" style:family="table-cell">
      <style:table-cell-properties style:vertical-align="top" fo:background-color="#ffffff" fo:padding-left="0.075in" fo:padding-right="0.075in" fo:padding-top="0in" fo:padding-bottom="0in" fo:border="0.5pt solid #000000">
        <style:background-image/>
      </style:table-cell-properties>
    </style:style>
    <style:style style:name="MP1" style:family="paragraph" style:parent-style-name="Standard" style:master-page-name="Standard">
      <style:paragraph-properties fo:margin-left="0in" fo:margin-right="0in" fo:margin-top="0in" fo:margin-bottom="0.139in" loext:contextual-spacing="false" fo:line-height="115%" fo:text-align="start" style:justify-single-word="false" fo:text-indent="0in" style:auto-text-indent="false" style:page-number="auto" fo:break-before="auto" fo:break-after="auto" style:writing-mode="lr-tb"/>
      <style:text-properties fo:language="es" fo:country="ES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2" fo:widows="2" fo:text-indent="0in" style:auto-text-indent="false" fo:break-before="auto" fo:break-after="auto" style:writing-mode="lr-tb">
        <style:tab-stops>
          <style:tab-stop style:position="2.9528in" style:type="center"/>
          <style:tab-stop style:position="5.9055in" style:type="right"/>
        </style:tab-stops>
      </style:paragraph-properties>
      <style:text-properties fo:language="es" fo:country="ES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>
        <style:tab-stops>
          <style:tab-stop style:position="3in" style:type="center"/>
          <style:tab-stop style:position="6in" style:type="right"/>
        </style:tab-stops>
      </style:paragraph-properties>
      <style:text-properties fo:color="#000000" style:text-line-through-style="none" style:text-line-through-type="none" style:font-name="Signet Roundhand ATT" fo:font-size="12pt" fo:language="es" fo:country="ES" fo:font-style="normal" style:text-underline-style="none" fo:font-weight="bold" style:font-name-asian="Signet Roundhand ATT" style:font-size-asian="12pt" style:font-style-asian="normal" style:font-weight-asian="bold" style:font-name-complex="Signet Roundhand ATT" style:font-size-complex="12pt" style:font-style-complex="normal" style:font-weight-complex="bold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2" fo:widows="2" fo:text-indent="0in" style:auto-text-indent="false" fo:break-before="auto" fo:break-after="auto" style:writing-mode="lr-tb">
        <style:tab-stops>
          <style:tab-stop style:position="2.9528in" style:type="center"/>
          <style:tab-stop style:position="5.9055in" style:type="right"/>
        </style:tab-stops>
      </style:paragraph-properties>
      <style:text-properties fo:color="#000000" style:text-line-through-style="none" style:text-line-through-type="none" style:font-name="Verdana" fo:font-size="11pt" fo:language="es" fo:country="ES" fo:font-style="normal" style:text-underline-style="none" fo:font-weight="bold" style:font-name-asian="Verdana" style:font-size-asian="11pt" style:font-style-asian="normal" style:font-weight-asian="bold" style:font-name-complex="Verdana" style:font-size-complex="11pt" style:font-style-complex="normal" style:font-weight-complex="bold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2" fo:widows="2" fo:text-indent="0in" style:auto-text-indent="false" fo:break-before="auto" fo:break-after="auto" style:writing-mode="lr-tb">
        <style:tab-stops>
          <style:tab-stop style:position="2.9528in" style:type="center"/>
          <style:tab-stop style:position="5.9055in" style:type="right"/>
        </style:tab-stops>
      </style:paragraph-properties>
      <style:text-properties fo:color="#000000" style:text-line-through-style="none" style:text-line-through-type="none" style:font-name="Verdana" fo:font-size="11pt" fo:language="es" fo:country="ES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>
        <style:tab-stops>
          <style:tab-stop style:position="2.9528in" style:type="center"/>
          <style:tab-stop style:position="5.9055in" style:type="right"/>
        </style:tab-stops>
      </style:paragraph-properties>
      <style:text-properties fo:language="es" fo:country="ES"/>
    </style:style>
    <style:style style:name="M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>
        <style:tab-stops>
          <style:tab-stop style:position="2.9528in" style:type="center"/>
          <style:tab-stop style:position="5.9055in" style:type="right"/>
        </style:tab-stops>
      </style:paragraph-properties>
      <style:text-properties fo:color="#000000" style:text-line-through-style="none" style:text-line-through-type="none" style:font-name="Arial" fo:font-size="11pt" fo:language="es" fo:country="ES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language="es" fo:country="ES"/>
    </style:style>
    <style:style style:name="MT1" style:family="text">
      <style:text-properties officeooo:rsid="000430eb"/>
    </style:style>
    <style:style style:name="Mfr1" style:family="graphic" style:parent-style-name="Graphics">
      <style:graphic-properties fo:margin-left="0.1252in" fo:margin-right="0.1252in" style:vertical-pos="top" style:vertical-rel="baseline" fo:background-color="#ffffff" style:background-transparency="0%" draw:fill="solid" draw:fill-color="#ffffff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9in" fo:margin-left="0in" fo:margin-right="0in" fo:margin-bottom="0.4929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2"><draw:frame draw:style-name="Mfr1" draw:name="graphics2" text:anchor-type="as-char" svg:width="0.6827in" svg:height="0.7429in" draw:z-index="0"><draw:image xlink:href="Pictures/10000000000000780000007F41EC7E6D88751B82.png" xlink:type="simple" xlink:show="embed" xlink:actuate="onLoad"/></draw:frame></text:p>
            </table:table-cell>
            <table:table-cell table:style-name="Table3.A1" office:value-type="string">
              <text:p text:style-name="MP3">Universidad Tecnológica Nacional</text:p>
              <text:p text:style-name="MP3">Facultad Regional <text:s/>Buenos Aires</text:p>
              <text:p text:style-name="MP3">Departamento de Ingeniería Electrónica</text:p>
            </table:table-cell>
            <table:table-cell table:style-name="Table3.A1" office:value-type="string">
              <text:p text:style-name="MP4">Informática I</text:p>
              <text:p text:style-name="MP5"><text:span text:style-name="MT1">5</text:span> de <text:span text:style-name="MT1">Diciembre</text:span> de 2015</text:p>
              <text:p text:style-name="MP5"><text:span text:style-name="MT1">Recuperatorio </text:span>1° Parcial</text:p>
            </table:table-cell>
          </table:table-row>
        </table:table>
        <text:p text:style-name="MP6"/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MP4">Apellido y Nombres</text:p>
            </table:table-cell>
            <table:table-cell table:style-name="Table4.A1" office:value-type="string">
              <text:p text:style-name="MP4">Legajo</text:p>
            </table:table-cell>
            <table:table-cell table:style-name="Table4.A1" office:value-type="string">
              <text:p text:style-name="MP4"># de Hojas</text:p>
            </table:table-cell>
          </table:table-row>
          <table:table-row>
            <table:table-cell table:style-name="Table4.A1" office:value-type="string">
              <text:p text:style-name="MP7"/>
            </table:table-cell>
            <table:table-cell table:style-name="Table4.A1" office:value-type="string">
              <text:p text:style-name="MP7"/>
            </table:table-cell>
            <table:table-cell table:style-name="Table4.A1" office:value-type="string">
              <text:p text:style-name="MP7"/>
            </table:table-cell>
          </table:table-row>
        </table:table>
        <text:p text:style-name="MP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title/>
    <meta:initial-creator/>
    <meta:editing-cycles>28</meta:editing-cycles>
    <dc:date>2015-11-28T09:56:51.129886554</dc:date>
    <meta:editing-duration>PT2H9M40S</meta:editing-duration>
    <meta:document-statistic meta:table-count="2" meta:image-count="1" meta:object-count="0" meta:page-count="1" meta:paragraph-count="44" meta:word-count="571" meta:character-count="3530" meta:non-whitespace-character-count="2976"/>
  </office:meta>
</office:document-meta>
</file>